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6"/>
    <style:style style:name="ce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60"/>
  </office:automatic-styles>
  <office:body>
    <office:spreadsheet>
      <table:table table:name="Tabelle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B/I_hor</text:p>
          </table:table-cell>
          <table:table-cell office:value-type="string" calcext:value-type="string">
            <text:p>B/I_sweep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 office:value-type="float" office:value="0.000877" calcext:value-type="float">
            <text:p>8,77E-004</text:p>
          </table:table-cell>
          <table:table-cell table:style-name="ce4" office:value-type="float" office:value="0.0000604" calcext:value-type="float">
            <text:p>6,04E-00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EIGENTLICH VERKEHRT! Vertauschte zuweisung vom B/I-Fakto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_hor#</text:p>
          </table:table-cell>
          <table:table-cell office:value-type="string" calcext:value-type="string">
            <text:p>I_sweep</text:p>
          </table:table-cell>
          <table:table-cell office:value-type="string" calcext:value-type="string">
            <text:p>B_hor/mT</text:p>
          </table:table-cell>
          <table:table-cell office:value-type="string" calcext:value-type="string">
            <text:p>B_sweep/m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34]*2" office:value-type="float" office:value="3.5" calcext:value-type="float">
            <text:p>3,5</text:p>
          </table:table-cell>
          <table:table-cell table:formula="of:=[.D34]" office:value-type="float" office:value="0" calcext:value-type="float">
            <text:p>0</text:p>
          </table:table-cell>
          <table:table-cell table:formula="of:=[.G6]*[.$H$3]*1000" office:value-type="float" office:value="0" calcext:value-type="float">
            <text:p>0</text:p>
          </table:table-cell>
          <table:table-cell table:formula="of:=[.F6]*[.$I$3]*1000" office:value-type="float" office:value="0.2114" calcext:value-type="float">
            <text:p>0,21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35]*2" office:value-type="float" office:value="7.4" calcext:value-type="float">
            <text:p>7,4</text:p>
          </table:table-cell>
          <table:table-cell table:formula="of:=[.D35]" office:value-type="float" office:value="0" calcext:value-type="float">
            <text:p>0</text:p>
          </table:table-cell>
          <table:table-cell table:formula="of:=[.G7]*[.$H$3]*1000" office:value-type="float" office:value="0" calcext:value-type="float">
            <text:p>0</text:p>
          </table:table-cell>
          <table:table-cell table:formula="of:=[.F7]*[.$I$3]*1000" office:value-type="float" office:value="0.44696" calcext:value-type="float">
            <text:p>0,4469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36]*2" office:value-type="float" office:value="2.1" calcext:value-type="float">
            <text:p>2,1</text:p>
          </table:table-cell>
          <table:table-cell table:formula="of:=[.D36]" office:value-type="float" office:value="0.12" calcext:value-type="float">
            <text:p>0,12</text:p>
          </table:table-cell>
          <table:table-cell table:formula="of:=[.G8]*[.$H$3]*1000" office:value-type="float" office:value="0.10524" calcext:value-type="float">
            <text:p>0,10524</text:p>
          </table:table-cell>
          <table:table-cell table:formula="of:=[.F8]*[.$I$3]*1000" office:value-type="float" office:value="0.12684" calcext:value-type="float">
            <text:p>0,1268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37]*2" office:value-type="float" office:value="3.1" calcext:value-type="float">
            <text:p>3,1</text:p>
          </table:table-cell>
          <table:table-cell table:formula="of:=[.D37]" office:value-type="float" office:value="0.15" calcext:value-type="float">
            <text:p>0,15</text:p>
          </table:table-cell>
          <table:table-cell table:formula="of:=[.G9]*[.$H$3]*1000" office:value-type="float" office:value="0.13155" calcext:value-type="float">
            <text:p>0,13155</text:p>
          </table:table-cell>
          <table:table-cell table:formula="of:=[.F9]*[.$I$3]*1000" office:value-type="float" office:value="0.18724" calcext:value-type="float">
            <text:p>0,187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38]*2" office:value-type="float" office:value="7.64" calcext:value-type="float">
            <text:p>7,64</text:p>
          </table:table-cell>
          <table:table-cell table:formula="of:=[.D38]" office:value-type="float" office:value="0.15" calcext:value-type="float">
            <text:p>0,15</text:p>
          </table:table-cell>
          <table:table-cell table:formula="of:=[.G10]*[.$H$3]*1000" office:value-type="float" office:value="0.13155" calcext:value-type="float">
            <text:p>0,13155</text:p>
          </table:table-cell>
          <table:table-cell table:formula="of:=[.F10]*[.$I$3]*1000" office:value-type="float" office:value="0.461456" calcext:value-type="float">
            <text:p>0,46145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39]*2" office:value-type="float" office:value="4.96" calcext:value-type="float">
            <text:p>4,96</text:p>
          </table:table-cell>
          <table:table-cell table:formula="of:=[.D39]" office:value-type="float" office:value="0.24" calcext:value-type="float">
            <text:p>0,24</text:p>
          </table:table-cell>
          <table:table-cell table:formula="of:=[.G11]*[.$H$3]*1000" office:value-type="float" office:value="0.21048" calcext:value-type="float">
            <text:p>0,21048</text:p>
          </table:table-cell>
          <table:table-cell table:formula="of:=[.F11]*[.$I$3]*1000" office:value-type="float" office:value="0.299584" calcext:value-type="float">
            <text:p>0,29958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40]*2" office:value-type="float" office:value="4.26" calcext:value-type="float">
            <text:p>4,26</text:p>
          </table:table-cell>
          <table:table-cell table:formula="of:=[.D40]" office:value-type="float" office:value="0.3" calcext:value-type="float">
            <text:p>0,3</text:p>
          </table:table-cell>
          <table:table-cell table:formula="of:=[.G12]*[.$H$3]*1000" office:value-type="float" office:value="0.2631" calcext:value-type="float">
            <text:p>0,2631</text:p>
          </table:table-cell>
          <table:table-cell table:formula="of:=[.F12]*[.$I$3]*1000" office:value-type="float" office:value="0.257304" calcext:value-type="float">
            <text:p>0,2573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41]*2" office:value-type="float" office:value="4.54" calcext:value-type="float">
            <text:p>4,54</text:p>
          </table:table-cell>
          <table:table-cell table:formula="of:=[.D41]" office:value-type="float" office:value="0.35" calcext:value-type="float">
            <text:p>0,35</text:p>
          </table:table-cell>
          <table:table-cell table:formula="of:=[.G13]*[.$H$3]*1000" office:value-type="float" office:value="0.30695" calcext:value-type="float">
            <text:p>0,30695</text:p>
          </table:table-cell>
          <table:table-cell table:formula="of:=[.F13]*[.$I$3]*1000" office:value-type="float" office:value="0.274216" calcext:value-type="float">
            <text:p>0,2742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42]*2" office:value-type="float" office:value="4.76" calcext:value-type="float">
            <text:p>4,76</text:p>
          </table:table-cell>
          <table:table-cell table:formula="of:=[.D42]" office:value-type="float" office:value="0.4" calcext:value-type="float">
            <text:p>0,4</text:p>
          </table:table-cell>
          <table:table-cell table:formula="of:=[.G14]*[.$H$3]*1000" office:value-type="float" office:value="0.3508" calcext:value-type="float">
            <text:p>0,3508</text:p>
          </table:table-cell>
          <table:table-cell table:formula="of:=[.F14]*[.$I$3]*1000" office:value-type="float" office:value="0.287504" calcext:value-type="float">
            <text:p>0,2875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43]*2" office:value-type="float" office:value="5.2" calcext:value-type="float">
            <text:p>5,2</text:p>
          </table:table-cell>
          <table:table-cell table:formula="of:=[.D43]" office:value-type="float" office:value="0.45" calcext:value-type="float">
            <text:p>0,45</text:p>
          </table:table-cell>
          <table:table-cell table:formula="of:=[.G15]*[.$H$3]*1000" office:value-type="float" office:value="0.39465" calcext:value-type="float">
            <text:p>0,39465</text:p>
          </table:table-cell>
          <table:table-cell table:formula="of:=[.F15]*[.$I$3]*1000" office:value-type="float" office:value="0.31408" calcext:value-type="float">
            <text:p>0,314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C44]*2" office:value-type="float" office:value="5.46" calcext:value-type="float">
            <text:p>5,46</text:p>
          </table:table-cell>
          <table:table-cell table:formula="of:=[.D44]" office:value-type="float" office:value="0.5" calcext:value-type="float">
            <text:p>0,5</text:p>
          </table:table-cell>
          <table:table-cell table:formula="of:=[.G16]*[.$H$3]*1000" office:value-type="float" office:value="0.4385" calcext:value-type="float">
            <text:p>0,4385</text:p>
          </table:table-cell>
          <table:table-cell table:formula="of:=[.F16]*[.$I$3]*1000" office:value-type="float" office:value="0.329784" calcext:value-type="float">
            <text:p>0,329784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G17]*[.$H$3]*1000" office:value-type="float" office:value="0" calcext:value-type="float">
            <text:p>0</text:p>
          </table:table-cell>
          <table:table-cell table:formula="of:=[.F17]*[.$I$3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[.G18]*[.$H$3]*1000" office:value-type="float" office:value="0" calcext:value-type="float">
            <text:p>0</text:p>
          </table:table-cell>
          <table:table-cell table:formula="of:=[.F18]*[.$I$3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G19]*[.$H$3]*1000" office:value-type="float" office:value="0" calcext:value-type="float">
            <text:p>0</text:p>
          </table:table-cell>
          <table:table-cell table:formula="of:=[.F19]*[.$I$3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style-name="ce3" table:formula="of:=[.E34]*2" office:value-type="float" office:value="4" calcext:value-type="float">
            <text:p>4</text:p>
          </table:table-cell>
          <table:table-cell table:formula="of:=[.F34]" office:value-type="float" office:value="0" calcext:value-type="float">
            <text:p>0</text:p>
          </table:table-cell>
          <table:table-cell table:formula="of:=[.G20]*[.$H$3]*1000" office:value-type="float" office:value="0" calcext:value-type="float">
            <text:p>0</text:p>
          </table:table-cell>
          <table:table-cell table:formula="of:=[.F20]*[.$I$3]*1000" office:value-type="float" office:value="0.2416" calcext:value-type="float">
            <text:p>0,2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3" table:formula="of:=[.E35]*2" office:value-type="float" office:value="9.8" calcext:value-type="float">
            <text:p>9,8</text:p>
          </table:table-cell>
          <table:table-cell table:formula="of:=[.F35]" office:value-type="float" office:value="0" calcext:value-type="float">
            <text:p>0</text:p>
          </table:table-cell>
          <table:table-cell table:formula="of:=[.G21]*[.$H$3]*1000" office:value-type="float" office:value="0" calcext:value-type="float">
            <text:p>0</text:p>
          </table:table-cell>
          <table:table-cell table:formula="of:=[.F21]*[.$I$3]*1000" office:value-type="float" office:value="0.59192" calcext:value-type="float">
            <text:p>0,591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3" table:formula="of:=[.E36]*2" office:value-type="float" office:value="7.3" calcext:value-type="float">
            <text:p>7,3</text:p>
          </table:table-cell>
          <table:table-cell table:formula="of:=[.F36]" office:value-type="float" office:value="0.12" calcext:value-type="float">
            <text:p>0,12</text:p>
          </table:table-cell>
          <table:table-cell table:formula="of:=[.G22]*[.$H$3]*1000" office:value-type="float" office:value="0.10524" calcext:value-type="float">
            <text:p>0,10524</text:p>
          </table:table-cell>
          <table:table-cell table:formula="of:=[.F22]*[.$I$3]*1000" office:value-type="float" office:value="0.44092" calcext:value-type="float">
            <text:p>0,440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table:style-name="ce3" table:formula="of:=[.E37]*2" office:value-type="float" office:value="10.22" calcext:value-type="float">
            <text:p>10,22</text:p>
          </table:table-cell>
          <table:table-cell table:formula="of:=[.F37]" office:value-type="float" office:value="0.15" calcext:value-type="float">
            <text:p>0,15</text:p>
          </table:table-cell>
          <table:table-cell table:formula="of:=[.G23]*[.$H$3]*1000" office:value-type="float" office:value="0.13155" calcext:value-type="float">
            <text:p>0,13155</text:p>
          </table:table-cell>
          <table:table-cell table:formula="of:=[.F23]*[.$I$3]*1000" office:value-type="float" office:value="0.617288" calcext:value-type="float">
            <text:p>0,617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table:style-name="ce3" table:formula="of:=[.E38]*2" office:value-type="float" office:value="8.5" calcext:value-type="float">
            <text:p>8,5</text:p>
          </table:table-cell>
          <table:table-cell table:formula="of:=[.F38]" office:value-type="float" office:value="0.25" calcext:value-type="float">
            <text:p>0,25</text:p>
          </table:table-cell>
          <table:table-cell table:formula="of:=[.G24]*[.$H$3]*1000" office:value-type="float" office:value="0.21925" calcext:value-type="float">
            <text:p>0,21925</text:p>
          </table:table-cell>
          <table:table-cell table:formula="of:=[.F24]*[.$I$3]*1000" office:value-type="float" office:value="0.5134" calcext:value-type="float">
            <text:p>0,5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style-name="ce3" table:formula="of:=[.E39]*2" office:value-type="float" office:value="5.48" calcext:value-type="float">
            <text:p>5,48</text:p>
          </table:table-cell>
          <table:table-cell table:formula="of:=[.F39]" office:value-type="float" office:value="0.37" calcext:value-type="float">
            <text:p>0,37</text:p>
          </table:table-cell>
          <table:table-cell table:formula="of:=[.G25]*[.$H$3]*1000" office:value-type="float" office:value="0.32449" calcext:value-type="float">
            <text:p>0,32449</text:p>
          </table:table-cell>
          <table:table-cell table:formula="of:=[.F25]*[.$I$3]*1000" office:value-type="float" office:value="0.330992" calcext:value-type="float">
            <text:p>0,3309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style-name="ce3" table:formula="of:=[.E40]*2" office:value-type="float" office:value="5.18" calcext:value-type="float">
            <text:p>5,18</text:p>
          </table:table-cell>
          <table:table-cell table:formula="of:=[.F40]" office:value-type="float" office:value="0.45" calcext:value-type="float">
            <text:p>0,45</text:p>
          </table:table-cell>
          <table:table-cell table:formula="of:=[.G26]*[.$H$3]*1000" office:value-type="float" office:value="0.39465" calcext:value-type="float">
            <text:p>0,39465</text:p>
          </table:table-cell>
          <table:table-cell table:formula="of:=[.F26]*[.$I$3]*1000" office:value-type="float" office:value="0.312872" calcext:value-type="float">
            <text:p>0,312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3"/>
          <table:table-cell table:style-name="ce3" table:formula="of:=[.E41]*2" office:value-type="float" office:value="3.56" calcext:value-type="float">
            <text:p>3,56</text:p>
          </table:table-cell>
          <table:table-cell table:formula="of:=[.F41]" office:value-type="float" office:value="0.55" calcext:value-type="float">
            <text:p>0,55</text:p>
          </table:table-cell>
          <table:table-cell table:formula="of:=[.G27]*[.$H$3]*1000" office:value-type="float" office:value="0.48235" calcext:value-type="float">
            <text:p>0,48235</text:p>
          </table:table-cell>
          <table:table-cell table:formula="of:=[.F27]*[.$I$3]*1000" office:value-type="float" office:value="0.215024" calcext:value-type="float">
            <text:p>0,215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/>
          <table:table-cell table:style-name="ce3" table:formula="of:=[.E42]*2" office:value-type="float" office:value="2.1" calcext:value-type="float">
            <text:p>2,1</text:p>
          </table:table-cell>
          <table:table-cell table:formula="of:=[.F42]" office:value-type="float" office:value="0.65" calcext:value-type="float">
            <text:p>0,65</text:p>
          </table:table-cell>
          <table:table-cell table:formula="of:=[.G28]*[.$H$3]*1000" office:value-type="float" office:value="0.57005" calcext:value-type="float">
            <text:p>0,57005</text:p>
          </table:table-cell>
          <table:table-cell table:formula="of:=[.F28]*[.$I$3]*1000" office:value-type="float" office:value="0.12684" calcext:value-type="float">
            <text:p>0,12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3"/>
          <table:table-cell table:style-name="ce3" table:formula="of:=[.E43]*2" office:value-type="float" office:value="4.94" calcext:value-type="float">
            <text:p>4,94</text:p>
          </table:table-cell>
          <table:table-cell table:formula="of:=[.F43]" office:value-type="float" office:value="0.7" calcext:value-type="float">
            <text:p>0,7</text:p>
          </table:table-cell>
          <table:table-cell table:formula="of:=[.G29]*[.$H$3]*1000" office:value-type="float" office:value="0.6139" calcext:value-type="float">
            <text:p>0,6139</text:p>
          </table:table-cell>
          <table:table-cell table:formula="of:=[.F29]*[.$I$3]*1000" office:value-type="float" office:value="0.298376" calcext:value-type="float">
            <text:p>0,298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3" table:formula="of:=[.E44]*2" office:value-type="float" office:value="3.1" calcext:value-type="float">
            <text:p>3,1</text:p>
          </table:table-cell>
          <table:table-cell table:formula="of:=[.F44]" office:value-type="float" office:value="0.8" calcext:value-type="float">
            <text:p>0,8</text:p>
          </table:table-cell>
          <table:table-cell table:formula="of:=[.G30]*[.$H$3]*1000" office:value-type="float" office:value="0.7016" calcext:value-type="float">
            <text:p>0,7016</text:p>
          </table:table-cell>
          <table:table-cell table:formula="of:=[.F30]*[.$I$3]*1000" office:value-type="float" office:value="0.18724" calcext:value-type="float">
            <text:p>0,1872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latex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u_RF/kHz</text:p>
          </table:table-cell>
          <table:table-cell office:value-type="string" calcext:value-type="string">
            <text:p>V_hor1</text:p>
          </table:table-cell>
          <table:table-cell office:value-type="string" calcext:value-type="string">
            <text:p>V_sweep1</text:p>
          </table:table-cell>
          <table:table-cell office:value-type="string" calcext:value-type="string">
            <text:p>V_hor</text:p>
          </table:table-cell>
          <table:table-cell office:value-type="string" calcext:value-type="string">
            <text:p>V_sweep</text:p>
          </table:table-cell>
          <table:table-cell office:value-type="string" calcext:value-type="string">
            <text:p>B_g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]+[.I6]" office:value-type="float" office:value="0.2114" calcext:value-type="float">
            <text:p>0,2114</text:p>
          </table:table-cell>
          <table:table-cell table:formula="of:=[.H20]+[.I20]" office:value-type="float" office:value="0.2416" calcext:value-type="float">
            <text:p>0,2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formula="of:=[.H7]+[.I7]" office:value-type="float" office:value="0.44696" calcext:value-type="float">
            <text:p>0,44696</text:p>
          </table:table-cell>
          <table:table-cell table:formula="of:=[.H21]+[.I21]" office:value-type="float" office:value="0.59192" calcext:value-type="float">
            <text:p>0,59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,05</text:p>
          </table:table-cell>
          <table:table-cell office:value-type="float" office:value="0.12" calcext:value-type="float">
            <text:p>0,12</text:p>
          </table:table-cell>
          <table:table-cell office:value-type="float" office:value="3.65" calcext:value-type="float">
            <text:p>3,65</text:p>
          </table:table-cell>
          <table:table-cell office:value-type="float" office:value="0.12" calcext:value-type="float">
            <text:p>0,12</text:p>
          </table:table-cell>
          <table:table-cell table:formula="of:=[.H8]+[.I8]" office:value-type="float" office:value="0.23208" calcext:value-type="float">
            <text:p>0,23208</text:p>
          </table:table-cell>
          <table:table-cell table:formula="of:=[.H22]+[.I22]" office:value-type="float" office:value="0.54616" calcext:value-type="float">
            <text:p>0,54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55" calcext:value-type="float">
            <text:p>1,55</text:p>
          </table:table-cell>
          <table:table-cell office:value-type="float" office:value="0.15" calcext:value-type="float">
            <text:p>0,15</text:p>
          </table:table-cell>
          <table:table-cell office:value-type="float" office:value="5.11" calcext:value-type="float">
            <text:p>5,11</text:p>
          </table:table-cell>
          <table:table-cell office:value-type="float" office:value="0.15" calcext:value-type="float">
            <text:p>0,15</text:p>
          </table:table-cell>
          <table:table-cell table:formula="of:=[.H9]+[.I9]" office:value-type="float" office:value="0.31879" calcext:value-type="float">
            <text:p>0,31879</text:p>
          </table:table-cell>
          <table:table-cell table:formula="of:=[.H23]+[.I23]" office:value-type="float" office:value="0.748838" calcext:value-type="float">
            <text:p>0,748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82" calcext:value-type="float">
            <text:p>3,82</text:p>
          </table:table-cell>
          <table:table-cell office:value-type="float" office:value="0.15" calcext:value-type="float">
            <text:p>0,15</text:p>
          </table:table-cell>
          <table:table-cell office:value-type="float" office:value="4.25" calcext:value-type="float">
            <text:p>4,25</text:p>
          </table:table-cell>
          <table:table-cell office:value-type="float" office:value="0.25" calcext:value-type="float">
            <text:p>0,25</text:p>
          </table:table-cell>
          <table:table-cell table:formula="of:=[.H10]+[.I10]" office:value-type="float" office:value="0.593006" calcext:value-type="float">
            <text:p>0,593006</text:p>
          </table:table-cell>
          <table:table-cell table:formula="of:=[.H24]+[.I24]" office:value-type="float" office:value="0.73265" calcext:value-type="float">
            <text:p>0,73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48" calcext:value-type="float">
            <text:p>2,48</text:p>
          </table:table-cell>
          <table:table-cell office:value-type="float" office:value="0.24" calcext:value-type="float">
            <text:p>0,24</text:p>
          </table:table-cell>
          <table:table-cell office:value-type="float" office:value="2.74" calcext:value-type="float">
            <text:p>2,74</text:p>
          </table:table-cell>
          <table:table-cell office:value-type="float" office:value="0.37" calcext:value-type="float">
            <text:p>0,37</text:p>
          </table:table-cell>
          <table:table-cell table:formula="of:=[.H11]+[.I11]" office:value-type="float" office:value="0.510064" calcext:value-type="float">
            <text:p>0,510064</text:p>
          </table:table-cell>
          <table:table-cell table:formula="of:=[.H25]+[.I25]" office:value-type="float" office:value="0.655482" calcext:value-type="float">
            <text:p>0,655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.13" calcext:value-type="float">
            <text:p>2,13</text:p>
          </table:table-cell>
          <table:table-cell office:value-type="float" office:value="0.3" calcext:value-type="float">
            <text:p>0,3</text:p>
          </table:table-cell>
          <table:table-cell office:value-type="float" office:value="2.59" calcext:value-type="float">
            <text:p>2,59</text:p>
          </table:table-cell>
          <table:table-cell office:value-type="float" office:value="0.45" calcext:value-type="float">
            <text:p>0,45</text:p>
          </table:table-cell>
          <table:table-cell table:formula="of:=[.H12]+[.I12]" office:value-type="float" office:value="0.520404" calcext:value-type="float">
            <text:p>0,520404</text:p>
          </table:table-cell>
          <table:table-cell table:formula="of:=[.H26]+[.I26]" office:value-type="float" office:value="0.707522" calcext:value-type="float">
            <text:p>0,707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.27" calcext:value-type="float">
            <text:p>2,27</text:p>
          </table:table-cell>
          <table:table-cell office:value-type="float" office:value="0.35" calcext:value-type="float">
            <text:p>0,35</text:p>
          </table:table-cell>
          <table:table-cell office:value-type="float" office:value="1.78" calcext:value-type="float">
            <text:p>1,78</text:p>
          </table:table-cell>
          <table:table-cell office:value-type="float" office:value="0.55" calcext:value-type="float">
            <text:p>0,55</text:p>
          </table:table-cell>
          <table:table-cell table:formula="of:=[.H13]+[.I13]" office:value-type="float" office:value="0.581166" calcext:value-type="float">
            <text:p>0,581166</text:p>
          </table:table-cell>
          <table:table-cell table:formula="of:=[.H27]+[.I27]" office:value-type="float" office:value="0.697374" calcext:value-type="float">
            <text:p>0,697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.38" calcext:value-type="float">
            <text:p>2,38</text:p>
          </table:table-cell>
          <table:table-cell office:value-type="float" office:value="0.4" calcext:value-type="float">
            <text:p>0,4</text:p>
          </table:table-cell>
          <table:table-cell office:value-type="float" office:value="1.05" calcext:value-type="float">
            <text:p>1,05</text:p>
          </table:table-cell>
          <table:table-cell office:value-type="float" office:value="0.65" calcext:value-type="float">
            <text:p>0,65</text:p>
          </table:table-cell>
          <table:table-cell table:formula="of:=[.H14]+[.I14]" office:value-type="float" office:value="0.638304" calcext:value-type="float">
            <text:p>0,638304</text:p>
          </table:table-cell>
          <table:table-cell table:formula="of:=[.H28]+[.I28]" office:value-type="float" office:value="0.69689" calcext:value-type="float">
            <text:p>0,69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.6" calcext:value-type="float">
            <text:p>2,6</text:p>
          </table:table-cell>
          <table:table-cell office:value-type="float" office:value="0.45" calcext:value-type="float">
            <text:p>0,45</text:p>
          </table:table-cell>
          <table:table-cell office:value-type="float" office:value="2.47" calcext:value-type="float">
            <text:p>2,47</text:p>
          </table:table-cell>
          <table:table-cell office:value-type="float" office:value="0.7" calcext:value-type="float">
            <text:p>0,7</text:p>
          </table:table-cell>
          <table:table-cell table:formula="of:=[.H15]+[.I15]" office:value-type="float" office:value="0.70873" calcext:value-type="float">
            <text:p>0,70873</text:p>
          </table:table-cell>
          <table:table-cell table:formula="of:=[.H29]+[.I29]" office:value-type="float" office:value="0.912276" calcext:value-type="float">
            <text:p>0,912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73" calcext:value-type="float">
            <text:p>2,73</text:p>
          </table:table-cell>
          <table:table-cell office:value-type="float" office:value="0.5" calcext:value-type="float">
            <text:p>0,5</text:p>
          </table:table-cell>
          <table:table-cell office:value-type="float" office:value="1.55" calcext:value-type="float">
            <text:p>1,55</text:p>
          </table:table-cell>
          <table:table-cell office:value-type="float" office:value="0.8" calcext:value-type="float">
            <text:p>0,8</text:p>
          </table:table-cell>
          <table:table-cell table:formula="of:=[.H16]+[.I16]" office:value-type="float" office:value="0.768284" calcext:value-type="float">
            <text:p>0,768284</text:p>
          </table:table-cell>
          <table:table-cell table:formula="of:=[.H30]+[.I30]" office:value-type="float" office:value="0.88884" calcext:value-type="float">
            <text:p>0,88884</text:p>
          </table:table-cell>
          <table:table-cell table:number-columns-repeated="3"/>
        </table:table-row>
        <table:table-row table:style-name="ro3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gnuplo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u_RF/kHz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table:formula="of:=[.G34]" office:value-type="float" office:value="0.2114" calcext:value-type="float">
            <text:p>0,211</text:p>
          </table:table-cell>
          <table:table-cell table:style-name="ce1" table:formula="of:=[.H34]" office:value-type="float" office:value="0.2416" calcext:value-type="float">
            <text:p>0,2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table:formula="of:=[.G35]" office:value-type="float" office:value="0.44696" calcext:value-type="float">
            <text:p>0,447</text:p>
          </table:table-cell>
          <table:table-cell table:style-name="ce1" table:formula="of:=[.H35]" office:value-type="float" office:value="0.59192" calcext:value-type="float">
            <text:p>0,5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table:formula="of:=[.G36]" office:value-type="float" office:value="0.23208" calcext:value-type="float">
            <text:p>0,232</text:p>
          </table:table-cell>
          <table:table-cell table:style-name="ce1" table:formula="of:=[.H36]" office:value-type="float" office:value="0.54616" calcext:value-type="float">
            <text:p>0,5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1" table:formula="of:=[.G37]" office:value-type="float" office:value="0.31879" calcext:value-type="float">
            <text:p>0,319</text:p>
          </table:table-cell>
          <table:table-cell table:style-name="ce1" table:formula="of:=[.H37]" office:value-type="float" office:value="0.748838" calcext:value-type="float">
            <text:p>0,7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" table:formula="of:=[.G38]" office:value-type="float" office:value="0.593006" calcext:value-type="float">
            <text:p>0,593</text:p>
          </table:table-cell>
          <table:table-cell table:style-name="ce1" table:formula="of:=[.H38]" office:value-type="float" office:value="0.73265" calcext:value-type="float">
            <text:p>0,7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" table:formula="of:=[.G39]" office:value-type="float" office:value="0.510064" calcext:value-type="float">
            <text:p>0,510</text:p>
          </table:table-cell>
          <table:table-cell table:style-name="ce1" table:formula="of:=[.H39]" office:value-type="float" office:value="0.655482" calcext:value-type="float">
            <text:p>0,6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1" table:formula="of:=[.G40]" office:value-type="float" office:value="0.520404" calcext:value-type="float">
            <text:p>0,520</text:p>
          </table:table-cell>
          <table:table-cell table:style-name="ce1" table:formula="of:=[.H40]" office:value-type="float" office:value="0.707522" calcext:value-type="float">
            <text:p>0,7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" table:formula="of:=[.G41]" office:value-type="float" office:value="0.581166" calcext:value-type="float">
            <text:p>0,581</text:p>
          </table:table-cell>
          <table:table-cell table:style-name="ce1" table:formula="of:=[.H41]" office:value-type="float" office:value="0.697374" calcext:value-type="float">
            <text:p>0,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1" table:formula="of:=[.G42]" office:value-type="float" office:value="0.638304" calcext:value-type="float">
            <text:p>0,638</text:p>
          </table:table-cell>
          <table:table-cell table:style-name="ce1" table:formula="of:=[.H42]" office:value-type="float" office:value="0.69689" calcext:value-type="float">
            <text:p>0,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1" table:formula="of:=[.G43]" office:value-type="float" office:value="0.70873" calcext:value-type="float">
            <text:p>0,709</text:p>
          </table:table-cell>
          <table:table-cell table:style-name="ce1" table:formula="of:=[.H43]" office:value-type="float" office:value="0.912276" calcext:value-type="float">
            <text:p>0,9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table:formula="of:=[.G44]" office:value-type="float" office:value="0.768284" calcext:value-type="float">
            <text:p>0,768</text:p>
          </table:table-cell>
          <table:table-cell table:style-name="ce1" table:formula="of:=[.H44]" office:value-type="float" office:value="0.88884" calcext:value-type="float">
            <text:p>0,889</text:p>
          </table:table-cell>
          <table:table-cell table:number-columns-repeated="7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Dimano </meta:initial-creator>
    <meta:creation-date>2014-04-07T14:43:45.349145158</meta:creation-date>
    <dc:date>2014-04-07T16:02:46.190162188</dc:date>
    <dc:creator>ElDimano </dc:creator>
    <meta:editing-duration>PT47M50S</meta:editing-duration>
    <meta:editing-cycles>1</meta:editing-cycles>
    <meta:document-statistic meta:table-count="1" meta:cell-count="235" meta:object-count="0"/>
    <meta:generator>LibreOffice/4.1.3.2$Linux_X86_64 LibreOffice_project/410m0$Build-2</meta:generator>
  </office:meta>
</office:document-meta>
</file>